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30*[.B2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table:formula="of:=30*[.B3]" office:value-type="float" office:value="1320" calcext:value-type="float">
            <text:p>132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3" calcext:value-type="float">
            <text:p>63</text:p>
          </table:table-cell>
          <table:table-cell table:formula="of:=30*[.B4]" office:value-type="float" office:value="1890" calcext:value-type="float">
            <text:p>189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1" calcext:value-type="float">
            <text:p>81</text:p>
          </table:table-cell>
          <table:table-cell table:formula="of:=30*[.B5]" office:value-type="float" office:value="2430" calcext:value-type="float">
            <text:p>243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table:formula="of:=30*[.B6]" office:value-type="float" office:value="3000" calcext:value-type="float">
            <text:p>3000</text:p>
          </table:table-cell>
          <table:table-cell table:formula="of:=[.C6]-[.C2]" office:value-type="float" office:value="2250" calcext:value-type="float">
            <text:p>2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4T11:00:29.681884225</meta:creation-date>
    <dc:date>2020-10-25T09:48:51.052025755</dc:date>
    <meta:editing-duration>PT22H38M11S</meta:editing-duration>
    <meta:editing-cycles>1</meta:editing-cycles>
    <meta:document-statistic meta:table-count="1" meta:cell-count="19" meta:object-count="0"/>
    <meta:generator>LibreOffice/6.0.7.3$Linux_X86_64 LibreOffice_project/00m0$Build-3</meta:generator>
  </office:meta>
</office:document-meta>
</file>